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First day in college </text:p>
      <text:p text:style-name="Standard"><text:s/><text:tab/>I would like to share my experience on first day in college. I have learned how to approach the faculty, what are the things to be followed.</text:p>
      <text:p text:style-name="Standard"><text:tab/> I joined on 28th July 2012. On that day I imagined something, why because watched many of the movies. it showed how the college would be, all the things were spoiled by them while I had entered into the college gate. It's totally different what are the things in my mind and adapt myself. I went to the office for further procedure to be followed for joining and inquire about the fee structures and available resources with me</text:p>
      <text:p text:style-name="Standard"><text:s/><text:tab/>Thus hereby I conclude, saying M. Kumarasamy college of engineering quotes "if you are not building your dreams someone will hire you to build them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3:22:44.34</meta:creation-date>
    <meta:document-statistic meta:table-count="0" meta:image-count="0" meta:object-count="0" meta:page-count="1" meta:paragraph-count="4" meta:word-count="134" meta:character-count="743"/>
    <dc:date>2016-09-26T13:23:45.04</dc:date>
    <meta:editing-duration>PT1M4S</meta:editing-duration>
    <meta:editing-cycles>1</meta:editing-cycles>
    <meta:generator>OpenOffice/4.0.1$Win32 OpenOffice.org_project/401m5$Build-9714</meta:generator>
  </office:meta>
</office:document-meta>
</file>